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  <style:font-face style:name="Times New Roman" svg:font-family="'Times New Roman', 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Heading_20_1_20_Hidden">
      <style:paragraph-properties fo:break-before="page"/>
      <style:text-properties officeooo:rsid="00917104" officeooo:paragraph-rsid="00917104"/>
    </style:style>
    <style:style style:name="P14" style:family="paragraph" style:parent-style-name="Text_20_body">
      <style:paragraph-properties fo:margin-top="0cm" fo:margin-bottom="0.247cm" style:contextual-spacing="false" fo:line-height="115%" fo:orphans="0"/>
      <style:text-properties style:font-name="DejaVu Sans1" fo:font-size="10.5pt" style:font-size-asian="10.5pt" style:font-size-complex="10.5pt"/>
    </style:style>
    <style:style style:name="P15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Preformatted_20_Text">
      <style:text-properties officeooo:paragraph-rsid="009da86c"/>
    </style:style>
    <style:style style:name="P18" style:family="paragraph" style:parent-style-name="Text_20_body">
      <style:paragraph-properties fo:margin-top="0cm" fo:margin-bottom="0.247cm" style:contextual-spacing="false" fo:line-height="115%" fo:orphans="0"/>
      <style:text-properties style:font-name="DejaVu Sans1" fo:font-size="10.5pt" style:font-size-asian="10.5pt" style:font-size-complex="10.5pt"/>
    </style:style>
    <style:style style:name="T1" style:family="text">
      <style:text-properties officeooo:rsid="0070baf5"/>
    </style:style>
    <style:style style:name="T2" style:family="text">
      <style:text-properties officeooo:rsid="006f6deb"/>
    </style:style>
    <style:style style:name="T3" style:family="text">
      <style:text-properties officeooo:rsid="007fda49"/>
    </style:style>
    <style:style style:name="T4" style:family="text">
      <style:text-properties fo:font-style="italic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fo:color="#000000" loext:opacity="100%" style:font-name="Times New Roman" fo:font-size="12pt" fo:background-color="#ffffff" loext:char-shading-value="0" style:font-size-asian="10.5pt" style:font-size-complex="10.5pt"/>
    </style:style>
    <style:style style:name="T7" style:family="text">
      <style:text-properties fo:color="#000000" loext:opacity="100%" style:font-name="Times New Roman" fo:font-size="12pt" fo:font-style="italic" fo:background-color="#ffffff" loext:char-shading-value="0" style:font-size-asian="10.5pt" style:font-size-complex="10.5pt"/>
    </style:style>
    <style:style style:name="T8" style:family="text">
      <style:text-properties fo:color="#000000" loext:opacity="100%" fo:font-size="12pt" fo:background-color="#ffffff" loext:char-shading-value="0" style:font-size-asian="10.5pt" style:font-size-complex="10.5pt"/>
    </style:style>
    <style:style style:name="T9" style:family="text">
      <style:text-properties fo:color="#000000" loext:opacity="100%" fo:font-size="12pt" fo:font-style="italic" fo:background-color="#ffffff" loext:char-shading-value="0" style:font-size-asian="10.5pt" style:font-size-complex="10.5pt"/>
    </style:style>
    <style:style style:name="T10" style:family="text">
      <style:text-properties fo:color="#000000" loext:opacity="100%" fo:font-style="italic" fo:background-color="#ffffff" loext:char-shading-value="0"/>
    </style:style>
    <style:style style:name="T11" style:family="text">
      <style:text-properties fo:color="#000000" loext:opacity="100%" style:font-name="DejaVu Sans1" fo:background-color="#ffffff" loext:char-shading-value="0"/>
    </style:style>
    <style:style style:name="T12" style:family="text">
      <style:text-properties fo:color="#000000" loext:opacity="100%" style:font-name="DejaVu Sans1" fo:font-style="italic" fo:background-color="#ffffff" loext:char-shading-value="0"/>
    </style:style>
    <style:style style:name="T13" style:family="text">
      <style:text-properties style:font-name="DejaVu Sans1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2">A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5"><text:a xlink:type="simple" xlink:href="#__RefHeading___Toc4568_1432504351" text:style-name="Index_20_Link" text:visited-style-name="Index_20_Link">index.php<text:tab/>3</text:a></text:p>
          <text:p text:style-name="P5"><text:a xlink:type="simple" xlink:href="#__RefHeading___Toc4161_1432504351" text:style-name="Index_20_Link" text:visited-style-name="Index_20_Link">admin/connect.php<text:tab/>5</text:a></text:p>
          <text:p text:style-name="P5"><text:a xlink:type="simple" xlink:href="#__RefHeading___Toc4419_1432504351" text:style-name="Index_20_Link" text:visited-style-name="Index_20_Link">admin/index.php<text:tab/>6</text:a></text:p>
          <text:p text:style-name="P5"><text:a xlink:type="simple" xlink:href="#__RefHeading___Toc4586_1432504351" text:style-name="Index_20_Link" text:visited-style-name="Index_20_Link">common/header.php<text:tab/>8</text:a></text:p>
          <text:p text:style-name="P5"><text:a xlink:type="simple" xlink:href="#__RefHeading___Toc4584_1432504351" text:style-name="Index_20_Link" text:visited-style-name="Index_20_Link">common/include.html<text:tab/>10</text:a></text:p>
          <text:p text:style-name="P5"><text:a xlink:type="simple" xlink:href="#__RefHeading___Toc4582_1432504351" text:style-name="Index_20_Link" text:visited-style-name="Index_20_Link">common/includeh.html<text:tab/>11</text:a></text:p>
          <text:p text:style-name="P5"><text:a xlink:type="simple" xlink:href="#__RefHeading___Toc4580_1432504351" text:style-name="Index_20_Link" text:visited-style-name="Index_20_Link">common/notification.html<text:tab/>12</text:a></text:p>
          <text:p text:style-name="P5"><text:a xlink:type="simple" xlink:href="#__RefHeading___Toc4578_1432504351" text:style-name="Index_20_Link" text:visited-style-name="Index_20_Link">files/delete.php<text:tab/>13</text:a></text:p>
          <text:p text:style-name="P5"><text:a xlink:type="simple" xlink:href="#__RefHeading___Toc4576_1432504351" text:style-name="Index_20_Link" text:visited-style-name="Index_20_Link">files/download.php<text:tab/>15</text:a></text:p>
          <text:p text:style-name="P5"><text:a xlink:type="simple" xlink:href="#__RefHeading___Toc4574_1432504351" text:style-name="Index_20_Link" text:visited-style-name="Index_20_Link">files/edit.php<text:tab/>16</text:a></text:p>
          <text:p text:style-name="P5"><text:a xlink:type="simple" xlink:href="#__RefHeading___Toc4572_1432504351" text:style-name="Index_20_Link" text:visited-style-name="Index_20_Link">files/folder.php<text:tab/>20</text:a></text:p>
          <text:p text:style-name="P5"><text:a xlink:type="simple" xlink:href="#__RefHeading___Toc4570_1432504351" text:style-name="Index_20_Link" text:visited-style-name="Index_20_Link">files/index.php<text:tab/>21</text:a></text:p>
          <text:p text:style-name="P5"><text:a xlink:type="simple" xlink:href="#__RefHeading___Toc4591_1432504351" text:style-name="Index_20_Link" text:visited-style-name="Index_20_Link">files/privacy.php<text:tab/>25</text:a></text:p>
          <text:p text:style-name="P5"><text:a xlink:type="simple" xlink:href="#__RefHeading___Toc9406_1432504351" text:style-name="Index_20_Link" text:visited-style-name="Index_20_Link">files/upload.php<text:tab/>26</text:a></text:p>
          <text:p text:style-name="P5"><text:a xlink:type="simple" xlink:href="#__RefHeading___Toc9404_1432504351" text:style-name="Index_20_Link" text:visited-style-name="Index_20_Link">scripts/return.php<text:tab/>29</text:a></text:p>
          <text:p text:style-name="P5"><text:a xlink:type="simple" xlink:href="#__RefHeading___Toc9402_1432504351" text:style-name="Index_20_Link" text:visited-style-name="Index_20_Link">scripts/scripts.js<text:tab/>30</text:a></text:p>
          <text:p text:style-name="P5"><text:a xlink:type="simple" xlink:href="#__RefHeading___Toc9400_1432504351" text:style-name="Index_20_Link" text:visited-style-name="Index_20_Link">scripts/scripts.php<text:tab/>36</text:a></text:p>
          <text:p text:style-name="P5"><text:a xlink:type="simple" xlink:href="#__RefHeading___Toc9398_1432504351" text:style-name="Index_20_Link" text:visited-style-name="Index_20_Link">status/404.html<text:tab/>38</text:a></text:p>
          <text:p text:style-name="P5"><text:a xlink:type="simple" xlink:href="#__RefHeading___Toc9394_1432504351" text:style-name="Index_20_Link" text:visited-style-name="Index_20_Link">status/banned.php<text:tab/>39</text:a></text:p>
          <text:p text:style-name="P5"><text:a xlink:type="simple" xlink:href="#__RefHeading___Toc9392_1432504351" text:style-name="Index_20_Link" text:visited-style-name="Index_20_Link">styles/nz.css<text:tab/>41</text:a></text:p>
          <text:p text:style-name="P5"><text:a xlink:type="simple" xlink:href="#__RefHeading___Toc9390_1432504351" text:style-name="Index_20_Link" text:visited-style-name="Index_20_Link">styles/w3.css<text:tab/>44</text:a></text:p>
          <text:p text:style-name="P5"><text:a xlink:type="simple" xlink:href="#__RefHeading___Toc9388_1432504351" text:style-name="Index_20_Link" text:visited-style-name="Index_20_Link">user/ban.php<text:tab/>45</text:a></text:p>
          <text:p text:style-name="P5"><text:a xlink:type="simple" xlink:href="#__RefHeading___Toc9386_1432504351" text:style-name="Index_20_Link" text:visited-style-name="Index_20_Link">user/close.php<text:tab/>46</text:a></text:p>
          <text:p text:style-name="P5"><text:a xlink:type="simple" xlink:href="#__RefHeading___Toc9384_1432504351" text:style-name="Index_20_Link" text:visited-style-name="Index_20_Link">user/create.php<text:tab/>48</text:a></text:p>
          <text:p text:style-name="P5"><text:a xlink:type="simple" xlink:href="#__RefHeading___Toc9382_1432504351" text:style-name="Index_20_Link" text:visited-style-name="Index_20_Link">user/email.php<text:tab/>50</text:a></text:p>
          <text:p text:style-name="P5"><text:a xlink:type="simple" xlink:href="#__RefHeading___Toc9380_1432504351" text:style-name="Index_20_Link" text:visited-style-name="Index_20_Link">user/friend.php<text:tab/>52</text:a></text:p>
          <text:p text:style-name="P5"><text:a xlink:type="simple" xlink:href="#__RefHeading___Toc9378_1432504351" text:style-name="Index_20_Link" text:visited-style-name="Index_20_Link">user/index.php<text:tab/>53</text:a></text:p>
          <text:p text:style-name="P5"><text:a xlink:type="simple" xlink:href="#__RefHeading___Toc9376_1432504351" text:style-name="Index_20_Link" text:visited-style-name="Index_20_Link">user/login.php<text:tab/>55</text:a></text:p>
          <text:p text:style-name="P5"><text:a xlink:type="simple" xlink:href="#__RefHeading___Toc9374_1432504351" text:style-name="Index_20_Link" text:visited-style-name="Index_20_Link">user/logout.php<text:tab/>56</text:a></text:p>
          <text:p text:style-name="P5"><text:a xlink:type="simple" xlink:href="#__RefHeading___Toc9372_1432504351" text:style-name="Index_20_Link" text:visited-style-name="Index_20_Link">user/password.php<text:tab/>57</text:a></text:p>
          <text:p text:style-name="P5"><text:a xlink:type="simple" xlink:href="#__RefHeading___Toc9370_1432504351" text:style-name="Index_20_Link" text:visited-style-name="Index_20_Link">user/settings.php<text:tab/>59</text:a></text:p>
          <text:p text:style-name="P5"><text:a xlink:type="simple" xlink:href="#__RefHeading___Toc9368_1432504351" text:style-name="Index_20_Link" text:visited-style-name="Index_20_Link">user/signup.php<text:tab/>62</text:a></text:p>
          <text:p text:style-name="P5"><text:a xlink:type="simple" xlink:href="#__RefHeading___Toc9366_1432504351" text:style-name="Index_20_Link" text:visited-style-name="Index_20_Link">user/unban.php<text:tab/>63</text:a></text:p>
          <text:p text:style-name="P5"><text:a xlink:type="simple" xlink:href="#__RefHeading___Toc9364_1432504351" text:style-name="Index_20_Link" text:visited-style-name="Index_20_Link">user/unfriend.php<text:tab/>64</text:a></text:p>
          <text:p text:style-name="P5"><text:a xlink:type="simple" xlink:href="#__RefHeading___Toc9362_1432504351" text:style-name="Index_20_Link" text:visited-style-name="Index_20_Link">user/username.php<text:tab/>65</text:a></text:p>
          <text:p text:style-name="P5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Text_20_body"/>
      <text:h text:style-name="P16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6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6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6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6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6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3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6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7"><text:s text:c="8"/>'secret' =&gt; '██████████████████████████████████████████'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 text:c="4"/>curl_setopt($verify, CURLOPT_POST, true);</text:p>
      <text:p text:style-name="P11"><text:soft-page-break/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6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6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6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p text:style-name="P13">References</text:p>
      <text:p text:style-name="P14"><text:span text:style-name="T5">hCaptcha (2019). </text:span><text:span text:style-name="T10">Using hCaptcha with PHP</text:span><text:span text:style-name="T5">. [online] Medium. Available at: </text:span><text:a xlink:type="simple" xlink:href="https://medium.com/@hCaptcha/using-hcaptcha-with-php-fc31884aa9ea" text:style-name="Internet_20_link" text:visited-style-name="Visited_20_Internet_20_Link">https://medium.com/@hCaptcha/using-hcaptcha-with-php-fc31884aa9ea</text:a><text:span text:style-name="T5"> [Accessed 22 May 2023].</text:span></text:p>
      <text:p text:style-name="P14"><text:span text:style-name="T11">Santor, R. (2011). PHP Human File Size Function. </text:span><text:span text:style-name="T12">Rommel Santor’s Clog</text:span><text:span text:style-name="T11">. Available at: </text:span><text:a xlink:type="simple" xlink:href="https://rommelsantor.com/clog/2011/11/19/php-human-file-size-function/" text:style-name="Internet_20_link" text:visited-style-name="Visited_20_Internet_20_Link"><text:span text:style-name="T13">https://rommelsantor.com/clog/2011/11/19/php-human-file-size-function/</text:span></text:a><text:span text:style-name="T11"> [Accessed 24 May 2022]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2DT11H12M57S</meta:editing-duration>
    <meta:editing-cycles>25</meta:editing-cycles>
    <meta:generator>LibreOffice/7.5.3.2$Linux_X86_64 LibreOffice_project/50$Build-2</meta:generator>
    <dc:date>2023-05-22T23:43:04.108331556</dc:date>
    <meta:document-statistic meta:table-count="0" meta:image-count="0" meta:object-count="0" meta:page-count="70" meta:paragraph-count="2601" meta:word-count="9073" meta:character-count="99832" meta:non-whitespace-character-count="76517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